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customer_id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first_name</text:p>
          </table:table-cell>
          <table:table-cell table:style-name="Default" office:value-type="string" calcext:value-type="string">
            <text:p>born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John</text:p>
          </table:table-cell>
          <table:table-cell office:value-type="date" office:date-value="1978-11-27" calcext:value-type="date">
            <text:p>1978-11-2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float" office:value="19253" calcext:value-type="float">
            <text:p>19253</text:p>
          </table:table-cell>
          <table:table-cell office:value-type="string" calcext:value-type="string">
            <text:p>Webster Inc.</text:p>
          </table:table-cell>
          <table:table-cell/>
          <table:table-cell office:value-type="date" office:date-value="1950-01-12" calcext:value-type="date">
            <text:p>1950-01-12</text:p>
          </table:table-cell>
          <table:table-cell/>
        </table:table-row>
        <table:table-row table:style-name="ro1">
          <table:table-cell office:value-type="float" office:value="46418" calcext:value-type="float">
            <text:p>46418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Doe</text:p>
          </table:table-cell>
          <table:table-cell office:value-type="date" office:date-value="2003-06-29" calcext:value-type="date">
            <text:p>2003-06-29</text:p>
          </table:table-cell>
          <table:table-cell office:value-type="string" calcext:value-type="string">
            <text:p>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7T09:13:55.991602961</dc:date>
    <meta:document-statistic meta:table-count="1" meta:cell-count="18" meta:object-count="0"/>
    <meta:generator>LibreOffice/4.2.8.2$Linux_x86 LibreOffice_project/420m0$Build-2</meta:generator>
  </office:meta>
</office:document-meta>
</file>